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70000005374727415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4.396cm" style:use-optimal-column-width="false"/>
    </style:style>
    <style:style style:name="co3" style:family="table-column">
      <style:table-column-properties style:column-width="5.018cm" style:use-optimal-column-width="false"/>
    </style:style>
    <style:style style:name="co4" style:family="table-column">
      <style:table-column-properties style:column-width="4.71cm" style:use-optimal-column-width="false"/>
    </style:style>
    <style:style style:name="ro1" style:family="table-row">
      <style:table-row-properties style:row-height="1.972cm" style:use-optimal-row-height="false"/>
    </style:style>
    <style:style style:name="ro2" style:family="table-row">
      <style:table-row-properties style:row-height="2.366cm" style:use-optimal-row-height="false"/>
    </style:style>
    <style:style style:name="ce1" style:family="table-cell">
      <loext:graphic-properties draw:fill="solid" draw:fill-color="#a5300f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0cdcc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style:font-name="Segoe UI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egoe UI" fo:font-size="40.5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127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T1" style:family="text">
      <style:text-properties fo:text-transform="uppercase" fo:color="#7f5f52" loext:opacity="100%" style:text-outline="false" style:text-line-through-style="none" style:text-line-through-type="none" style:text-position="0% 100%" style:font-name="Segoe UI" fo:font-size="40.5pt" fo:letter-spacing="-0.026cm" fo:language="es" fo:country="CL" fo:font-style="normal" style:text-underline-style="none" fo:font-weight="normal" fo:background-color="transparent" style:font-size-asian="40.5pt" style:font-style-asian="normal" style:font-weight-asian="normal" style:font-size-complex="40.5pt" style:font-style-complex="normal" style:font-weight-complex="normal">
        <loext:char-complex-color loext:theme-type="accent5" loext:color-type="theme"/>
      </style:text-properties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b19c7d" loext:opacity="100%" style:text-outline="false" style:text-line-through-style="none" style:text-line-through-type="none" style:text-position="0% 100%" style:font-name="Arial" fo:font-size="40pt" fo:letter-spacing="-0.026cm" fo:language="es" fo:country="C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4pt" fo:letter-spacing="normal" style:rfc-language-tag="es-ES-u-co-trad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C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fo:color="#a5300f" fo:font-size="8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•">
        <style:list-level-properties text:space-before="1.143cm" text:min-label-width="0.381cm"/>
        <style:text-properties style:font-name="Arial1" fo:color="#a5300f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yectO: &lt;nombre&gt; " draw:style-name="dp1" draw:master-page-name="Title_20_Slide" presentation:presentation-page-layout-name="AL1T0">
        <draw:frame draw:name="Título 1" presentation:style-name="pr1" draw:text-style-name="P2" draw:layer="layout" svg:width="21.801cm" svg:height="4.014cm" svg:x="1.905cm" svg:y="2.858cm" presentation:class="title" presentation:user-transformed="true">
          <draw:text-box>
            <text:p text:style-name="P1"><text:span text:style-name="T1">ProyectO: Plataforma de Ayudantias Unificada (PAU)</text:span></text:p>
          </draw:text-box>
        </draw:frame>
        <draw:frame draw:name="Subtítulo 2" presentation:style-name="pr2" draw:text-style-name="P4" draw:layer="layout" svg:width="21.801cm" svg:height="3.65cm" svg:x="1.905cm" svg:y="7.303cm" presentation:class="subtitle" presentation:user-transformed="true">
          <draw:text-box>
            <text:p text:style-name="P3"><text:span text:style-name="T2">Integrantes: </text:span></text:p>
            <text:list text:style-name="L2">
              <text:list-item>
                <text:p text:style-name="P3"><text:span text:style-name="T3">&lt;integrante 1&gt;</text:span></text:p>
              </text:list-item>
              <text:list-item>
                <text:p text:style-name="P3"><text:span text:style-name="T3">&lt;integrante 2&gt;</text:span></text:p>
              </text:list-item>
              <text:list-item>
                <text:p text:style-name="P3"><text:span text:style-name="T3">&lt;integrante 3&gt;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ripción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Descripción (Original)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5">Insertar descripción que permita apreciar su aporte a la definición del problema original 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ítulo 2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Descripción (Original)</text:span></text:p>
          </draw:text-box>
        </draw:frame>
        <draw:frame draw:name="Marcador de contenido 3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5">Insertar descripción que permita apreciar su aporte a la definición del problema original </text:span></text:p>
              </text:list-item>
            </text:list>
            <text:p text:style-name="P8"><text:span text:style-name="T6"/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rsonas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Personas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Jefe d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pótesis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Hipótesis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Al menos 2 hipótesis relacionadas con las tareas que serán evaluadas en los tests</text:span></text:p>
              </text:list-item>
            </text:list>
          </draw:text-box>
        </draw:frame>
        <draw:frame draw:name="Tabla 3" draw:style-name="gr2" draw:layer="layout" svg:width="18.813cm" svg:height="4.337cm" svg:x="2.794cm" svg:y="7.79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7">Lograremos …</text:span></text:p>
              </table:table-cell>
              <table:table-cell>
                <text:p text:style-name="P6"><text:span text:style-name="T7">… </text:span><text:span text:style-name="T7">si este usuario …</text:span></text:p>
              </table:table-cell>
              <table:table-cell>
                <text:p text:style-name="P6"><text:span text:style-name="T7">… </text:span><text:span text:style-name="T7">puede lograr …</text:span></text:p>
              </table:table-cell>
              <table:table-cell>
                <text:p text:style-name="P6"><text:span text:style-name="T7">… </text:span><text:span text:style-name="T7">con esta función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[meta de negocio]</text:span></text:p>
              </table:table-cell>
              <table:table-cell>
                <text:p text:style-name="P6"><text:span text:style-name="T8">[Persona]</text:span></text:p>
              </table:table-cell>
              <table:table-cell>
                <text:p text:style-name="P6"><text:span text:style-name="T8">[meta de usuario]</text:span></text:p>
              </table:table-cell>
              <table:table-cell>
                <text:p text:style-name="P6"><text:span text:style-name="T8">[función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tipo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Prototipo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Screenshots del prototipo a testear </text:span></text:p>
              </text:list-item>
              <text:list-item>
                <text:p text:style-name="P8"><text:span text:style-name="T6">Tantas diapositivas como sea necesari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era evaluación 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Primera evaluación 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Demografía básica</text:span></text:p>
              </text:list-item>
              <text:list-item>
                <text:p text:style-name="P8"><text:span text:style-name="T6">Objetivo: demostrar que los usuarios participantes corresponden a su artefacto Person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era evaluación  (2)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Primera evaluación 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Tareas a realizar por los usuarios </text:span></text:p>
              </text:list-item>
              <text:list-item>
                <text:p text:style-name="P8"><text:span text:style-name="T6">Relacionadas con las hipótesis a test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deo de participante 1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Video de participante 1</text:span></text:p>
          </draw:text-box>
        </draw:frame>
        <draw:frame draw:name="Marcador de contenido 2" presentation:style-name="pr7" draw:text-style-name="P10" draw:layer="layout" svg:width="22.859cm" svg:height="10.159cm" svg:x="1.27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deo de participante 2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Video de participante 2</text:span></text:p>
          </draw:text-box>
        </draw:frame>
        <draw:frame draw:name="Marcador de contenido 2" presentation:style-name="pr8" draw:text-style-name="P10" draw:layer="layout" svg:width="22.859cm" svg:height="10.159cm" svg:x="1.27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deo de participante 3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Video de participante 3</text:span></text:p>
          </draw:text-box>
        </draw:frame>
        <draw:frame draw:name="Marcador de contenido 2" presentation:style-name="pr9" draw:text-style-name="P10" draw:layer="layout" svg:width="22.859cm" svg:height="10.159cm" svg:x="1.27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ados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Resultados</text:span></text:p>
          </draw:text-box>
        </draw:frame>
        <draw:frame draw:name="Marcador de contenido 2" presentation:style-name="pr5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Analizar los resultados respecto al éxito, tiempo empleado, grado de esfuerzo, error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mbios necesarios en la interfaz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Cambios necesarios en la interfaz</text:span></text:p>
          </draw:text-box>
        </draw:frame>
        <draw:frame draw:name="Marcador de contenido 2" presentation:style-name="pr10" draw:text-style-name="P10" draw:layer="layout" svg:width="22.859cm" svg:height="10.159cm" svg:x="1.27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úbrica de corrección (eliminar)" draw:style-name="dp1" draw:master-page-name="Title_20_and_20_Content" presentation:presentation-page-layout-name="AL2T11">
        <draw:frame draw:name="Título 1" presentation:style-name="pr4" draw:text-style-name="P7" draw:layer="layout" svg:width="22.859cm" svg:height="2.063cm" svg:x="1.27cm" svg:y="0.572cm" presentation:class="title" presentation:user-transformed="true">
          <draw:text-box>
            <text:p text:style-name="P6"><text:span text:style-name="T4">Rúbrica de corrección (eliminar)</text:span></text:p>
          </draw:text-box>
        </draw:frame>
        <draw:frame draw:name="Marcador de contenido 4" presentation:style-name="pr11" draw:text-style-name="P9" draw:layer="layout" svg:width="22.859cm" svg:height="10.159cm" svg:x="1.27cm" svg:y="3.334cm" presentation:class="outline" presentation:user-transformed="true">
          <draw:text-box>
            <text:list text:style-name="L3">
              <text:list-item>
                <text:p text:style-name="P8"><text:span text:style-name="T6">Se evaluará la completitud y claridad con la siguiente distribución de puntaje: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Descripción, Personas, Hipótesis: 40 puntos</text:span></text:p>
                  </text:list-item>
                  <text:list-item>
                    <text:p text:style-name="P11"><text:span text:style-name="T9">Experimento: 50 punto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Definición: 10 puntos </text:span></text:p>
                      </text:list-item>
                      <text:list-item>
                        <text:p text:style-name="P12"><text:span text:style-name="T10">Prototipo: 10 puntos</text:span></text:p>
                      </text:list-item>
                      <text:list-item>
                        <text:p text:style-name="P12"><text:span text:style-name="T10">Videos: 20 puntos</text:span></text:p>
                      </text:list-item>
                      <text:list-item>
                        <text:p text:style-name="P12"><text:span text:style-name="T10">Resultados: 10 puntos</text:span></text:p>
                      </text:list-item>
                    </text:list>
                  </text:list-item>
                  <text:list-item>
                    <text:p text:style-name="P11"><text:span text:style-name="T9">Cambios: 10 punt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323232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1" loext:color-type="theme">
          <loext:transformation loext:type="lummod" loext:value="50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2323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solid" svg:stroke-width="0.053cm" svg:stroke-color="#323232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2" loext:color-type="theme"/>
      </style:graphic-properties>
    </style:style>
    <style:style style:name="Mgr5" style:family="graphic" style:parent-style-name="standard">
      <style:graphic-properties draw:stroke="solid" svg:stroke-width="0.053cm" svg:stroke-color="#e5c243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2" loext:color-type="theme"/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6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7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2.386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0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.123cm" svg:stroke-linecap="butt" draw:fill="none" loext:fill-use-slide-background="false" draw:textarea-horizontal-align="justify" draw:textarea-vertical-align="middle" draw:auto-grow-height="false" draw:fit-to-size="false" style:shrink-to-fit="tru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Picture_20_with_20_Caption-outline1">
      <style:graphic-properties draw:stroke="solid" svg:stroke-width="0.212cm" svg:stroke-color="#ffffff" draw:stroke-linejoin="miter" draw:fill="solid" draw:fill-color="#e5c243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35cm" draw:shadow-color="#000000" draw:shadow-opacity="59%" loext:shadow-blur="0.141cm" loext:decorative="false">
        <loext:fill-complex-color loext:theme-type="light2" loext:color-type="theme"/>
      </style:graphic-properties>
      <style:paragraph-properties style:writing-mode="lr-tb"/>
    </style:style>
    <style:style style:name="Mpr48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.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start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center"/>
      <style:text-properties fo:font-size="18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.148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5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7" style:family="paragraph">
      <style:paragraph-properties fo:margin-left="0cm" fo:margin-right="0cm" fo:margin-top="0.106cm" fo:margin-bottom="0cm" fo:line-height="10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9" style:family="paragraph">
      <style:paragraph-properties fo:margin-left="0cm" fo:margin-right="0cm" fo:margin-top="0.085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30" style:family="paragraph">
      <style:paragraph-properties fo:margin-left="0cm" fo:margin-right="0cm" fo:margin-top="0.074cm" fo:margin-bottom="0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solid" draw:fill-color="#e5c243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b19c7d" loext:opacity="100%" style:text-outline="false" style:text-line-through-style="none" style:text-line-through-type="none" style:text-position="0% 100%" style:font-name="Arial" fo:font-size="40.5pt" fo:letter-spacing="-0.026cm" fo:language="en" fo:country="US" fo:font-style="normal" style:text-underline-style="none" fo:font-weight="normal" fo:background-color="transparent" style:font-size-asian="40.5pt" style:font-style-asian="normal" style:font-weight-asian="normal" style:font-size-complex="40.5pt" style:font-style-complex="normal" style:font-weight-complex="normal">
        <loext:char-complex-color loext:theme-type="accent4" loext:color-type="theme"/>
      </style:text-properties>
    </style:style>
    <style:style style:name="MT3" style:family="text">
      <style:text-properties fo:font-variant="normal" fo:text-transform="none" fo:color="#b27d49" loext:opacity="100%" style:text-outline="false" style:text-line-through-style="none" style:text-line-through-type="none" style:text-position="0% 100%" style:font-name="Arial" fo:font-size="40pt" fo:letter-spacing="-0.026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6" loext:color-type="theme"/>
      </style:text-properties>
    </style:style>
    <style:style style:name="M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b19c7d" loext:opacity="100%" style:text-outline="false" style:text-line-through-style="none" style:text-line-through-type="none" style:text-position="0% 100%" style:font-name="Arial" fo:font-size="40pt" fo:letter-spacing="-0.026cm" style:rfc-language-tag="es-ES-u-co-trad" fo:language="es" fo:country="E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style:style style:name="M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4pt" fo:letter-spacing="normal" style:rfc-language-tag="es-ES-u-co-trad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0pt" fo:letter-spacing="normal" style:rfc-language-tag="es-ES-u-co-trad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4pt" fo:letter-spacing="normal" style:rfc-language-tag="es-ES-u-co-trad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4" style:family="text">
      <style:text-properties fo:text-transform="uppercase" fo:color="#b27d49" loext:opacity="100%" style:text-outline="false" style:text-line-through-style="none" style:text-line-through-type="none" style:text-position="0% 100%" style:font-name="Arial" fo:font-size="36pt" fo:letter-spacing="-0.026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6" loext:color-type="theme"/>
      </style:text-properties>
    </style:style>
    <style:style style:name="MT15" style:family="text">
      <style:text-properties fo:font-variant="normal" fo:text-transform="none" fo:color="#e5c243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20" style:family="text"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2" loext:color-type="theme"/>
      </style:text-properties>
    </style:style>
    <style:style style:name="MT2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22" style:family="text">
      <style:text-properties fo:font-variant="normal" fo:text-transform="none" fo:color="#b27d49" loext:opacity="100%" style:text-outline="false" style:text-line-through-style="none" style:text-line-through-type="none" style:text-position="0% 100%" style:font-name="Arial" fo:font-size="18pt" fo:letter-spacing="-0.026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6" loext:color-type="theme"/>
      </style:text-properties>
    </style:style>
    <style:style style:name="MT2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2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•">
        <style:list-level-properties text:space-before="1.143cm" text:min-label-width="0.381cm"/>
        <style:text-properties style:font-name="Arial1" fo:color="#a5300f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•">
        <style:list-level-properties text:space-before="1.143cm" text:min-label-width="0.381cm"/>
        <style:text-properties style:font-name="Arial1" fo:color="#a5300f" fo:font-size="90%"/>
      </text:list-level-style-bullet>
      <text:list-level-style-bullet text:level="4" text:bullet-char="•">
        <style:list-level-properties text:space-before="1.715cm" text:min-label-width="0.381cm"/>
        <style:text-properties style:font-name="Arial1" fo:color="#a5300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381cm"/>
        <style:text-properties style:font-name="Arial1" fo:color="#a5300f" fo:font-size="85%"/>
      </text:list-level-style-bullet>
      <text:list-level-style-bullet text:level="2" text:bullet-char="•">
        <style:list-level-properties text:space-before="0.572cm" text:min-label-width="0.381cm"/>
        <style:text-properties style:font-name="Arial1" fo:color="#a5300f" fo:font-size="85%"/>
      </text:list-level-style-bullet>
      <text:list-level-style-bullet text:level="3" text:bullet-char="•">
        <style:list-level-properties text:space-before="1.143cm" text:min-label-width="0.381cm"/>
        <style:text-properties style:font-name="Arial1" fo:color="#a5300f" fo:font-size="90%"/>
      </text:list-level-style-bullet>
      <text:list-level-style-bullet text:level="4" text:bullet-char="•">
        <style:list-level-properties text:space-before="1.715cm" text:min-label-width="0.381cm"/>
        <style:text-properties style:font-name="Arial1" fo:color="#a5300f" fo:font-size="100%"/>
      </text:list-level-style-bullet>
      <text:list-level-style-bullet text:level="5" text:bullet-char="•">
        <style:list-level-properties text:space-before="2.191cm" text:min-label-width="0.286cm"/>
        <style:text-properties style:font-name="Arial1" fo:color="#a5300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1.801cm" svg:height="4.014cm" svg:x="1.905cm" svg:y="2.858cm" presentation:class="title" presentation:user-transformed="true">
        <draw:text-box>
          <text:p text:style-name="MP6"><text:span text:style-name="MT2">Click to edit Master title style</text:span></text:p>
        </draw:text-box>
      </draw:frame>
      <draw:connector draw:name="Straight Connector 7" draw:style-name="Mgr4" draw:text-style-name="MP5" draw:layer="backgroundobjects" draw:type="line" svg:x1="1.905cm" svg:y1="7.08cm" svg:x2="23.706cm" svg:y2="7.083cm" svg:d="M1905 7080l21801 3" svg:viewBox="0 0 21802 4">
        <text:p/>
      </draw:connector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4" draw:text-style-name="MP8" draw:layer="backgroundobjects" svg:width="22.859cm" svg:height="2.063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Vertical Text Placeholder 2" presentation:style-name="Mpr5" draw:text-style-name="MP13" draw:layer="backgroundobjects" svg:width="22.859cm" svg:height="10.159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4" presentation:style-name="Mpr6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6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Vertical Title 1" presentation:style-name="Mpr9" draw:text-style-name="MP8" draw:layer="backgroundobjects" svg:width="5.714cm" svg:height="12.223cm" svg:x="18.415cm" svg:y="1.27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Vertical Text Placeholder 2" presentation:style-name="Mpr10" draw:text-style-name="MP13" draw:layer="backgroundobjects" svg:width="16.721cm" svg:height="12.223cm" svg:x="1.27cm" svg:y="1.27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4" presentation:style-name="Mpr11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11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14" draw:text-style-name="MP8" draw:layer="backgroundobjects" svg:width="22.859cm" svg:height="2.063cm" svg:x="1.27cm" svg:y="0.572cm" presentation:class="title" presentation:user-transformed="true">
        <draw:text-box>
          <text:p text:style-name="MP6"><text:span text:style-name="MT9">Click to edit Master title style</text:span></text:p>
        </draw:text-box>
      </draw:frame>
      <draw:frame draw:name="Content Placeholder 2" presentation:style-name="Mpr15" draw:text-style-name="MP19" draw:layer="backgroundobjects" svg:width="22.859cm" svg:height="10.159cm" svg:x="1.27cm" svg:y="3.334cm" presentation:class="outline" presentation:user-transformed="true">
        <draw:text-box>
          <text:list text:style-name="ML3">
            <text:list-item>
              <text:p text:style-name="MP18"><text:span text:style-name="MT10">Click to edit Master text styles</text:span></text:p>
              <text:list>
                <text:list-item>
                  <text:p text:style-name="MP10"><text:span text:style-name="MT11">Second level</text:span></text:p>
                  <text:list>
                    <text:list-item>
                      <text:p text:style-name="MP11"><text:span text:style-name="MT12">Third level</text:span></text:p>
                      <text:list>
                        <text:list-item>
                          <text:p text:style-name="MP11"><text:span text:style-name="MT12">Fourth level</text:span></text:p>
                          <text:list>
                            <text:list-item>
                              <text:p text:style-name="MP1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18" draw:text-style-name="MP20" draw:layer="backgroundobjects" svg:width="21.589cm" svg:height="4.583cm" svg:x="2.006cm" svg:y="4.921cm" presentation:class="title" presentation:user-transformed="true">
        <draw:text-box>
          <text:p text:style-name="MP6"><text:span text:style-name="MT14">Click to edit Master title style</text:span></text:p>
        </draw:text-box>
      </draw:frame>
      <draw:frame draw:name="Text Placeholder 2" presentation:style-name="Mpr19" draw:text-style-name="MP22" draw:layer="backgroundobjects" svg:width="21.589cm" svg:height="3.124cm" svg:x="2.006cm" svg:y="9.639cm" presentation:class="outline" presentation:user-transformed="true">
        <draw:text-box>
          <text:list text:style-name="ML3">
            <text:list-item>
              <text:p text:style-name="MP21"><text:span text:style-name="MT15">Click to edit Master text styles</text:span></text:p>
            </text:list-item>
          </text:list>
        </draw:text-box>
      </draw:frame>
      <draw:frame draw:name="Date Placeholder 3" presentation:style-name="Mpr20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4" presentation:style-name="Mpr20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20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16"><text:page-number>4</text:page-number></text:span></text:p>
        </draw:text-box>
      </draw:frame>
      <draw:connector draw:name="Straight Connector 6" draw:style-name="Mgr5" draw:text-style-name="MP5" draw:layer="backgroundobjects" draw:type="line" svg:x1="2.032cm" svg:y1="9.582cm" svg:x2="23.833cm" svg:y2="9.585cm" svg:d="M2032 9582l21801 3" svg:viewBox="0 0 21802 4">
        <text:p/>
      </draw:connector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23" draw:text-style-name="MP8" draw:layer="backgroundobjects" svg:width="22.859cm" svg:height="2.063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24" draw:text-style-name="MP26" draw:layer="backgroundobjects" svg:width="11.217cm" svg:height="9.829cm" svg:x="1.27cm" svg:y="3.486cm" presentation:class="outline" presentation:user-transformed="true">
        <draw:text-box>
          <text:list text:style-name="ML3">
            <text:list-item>
              <text:p text:style-name="MP23"><text:span text:style-name="MT17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24"><text:span text:style-name="MT18">Third level</text:span></text:p>
                      <text:list>
                        <text:list-item>
                          <text:p text:style-name="MP25"><text:span text:style-name="MT19">Fourth level</text:span></text:p>
                          <text:list>
                            <text:list-item>
                              <text:p text:style-name="MP2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26" draw:layer="backgroundobjects" svg:width="11.217cm" svg:height="9.829cm" svg:x="12.912cm" svg:y="3.486cm" presentation:class="outline" presentation:user-transformed="true">
        <draw:text-box>
          <text:list text:style-name="ML4">
            <text:list-item>
              <text:p text:style-name="MP23"><text:span text:style-name="MT1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5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5" presentation:style-name="Mpr25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6" presentation:style-name="Mpr25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omparison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28" draw:text-style-name="MP8" draw:layer="backgroundobjects" svg:width="22.859cm" svg:height="2.063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Text Placeholder 2" presentation:style-name="Mpr29" draw:text-style-name="MP28" draw:layer="backgroundobjects" svg:width="10.921cm" svg:height="1.332cm" svg:x="1.27cm" svg:y="3.493cm" presentation:class="outline" presentation:user-transformed="true">
        <draw:text-box>
          <text:list text:style-name="ML3">
            <text:list-item>
              <text:p text:style-name="MP27"><text:span text:style-name="MT20">Click to edit Master text styles</text:span></text:p>
            </text:list-item>
          </text:list>
        </draw:text-box>
      </draw:frame>
      <draw:frame draw:name="Content Placeholder 3" presentation:style-name="Mpr30" draw:text-style-name="MP22" draw:layer="backgroundobjects" svg:width="10.921cm" svg:height="8.231cm" svg:x="1.27cm" svg:y="5.08cm" presentation:class="outline" presentation:user-transformed="true">
        <draw:text-box>
          <text:list text:style-name="ML4">
            <text:list-item>
              <text:p text:style-name="MP11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1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1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9" draw:text-style-name="MP28" draw:layer="backgroundobjects" svg:width="10.921cm" svg:height="1.332cm" svg:x="13.208cm" svg:y="3.493cm" presentation:class="outline" presentation:user-transformed="true">
        <draw:text-box>
          <text:p text:style-name="MP27"><text:span text:style-name="MT20">Click to edit Master text styles</text:span></text:p>
        </draw:text-box>
      </draw:frame>
      <draw:frame draw:name="Content Placeholder 5" presentation:style-name="Mpr30" draw:text-style-name="MP22" draw:layer="backgroundobjects" svg:width="10.921cm" svg:height="8.231cm" svg:x="13.208cm" svg:y="5.08cm" presentation:class="outline" presentation:user-transformed="true">
        <draw:text-box>
          <text:list text:style-name="ML4">
            <text:list-item>
              <text:p text:style-name="MP11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1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1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1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7" presentation:style-name="Mpr31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8" presentation:style-name="Mpr31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draw:connector draw:name="Straight Connector 10" draw:style-name="Mgr4" draw:text-style-name="MP5" draw:layer="backgroundobjects" draw:type="line" svg:x1="12.702cm" svg:y1="3.524cm" svg:x2="12.7cm" svg:y2="13.335cm" svg:d="M12702 3524l-2 9811" svg:viewBox="0 0 3 9812">
        <text:p/>
      </draw:connector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34" draw:text-style-name="MP8" draw:layer="backgroundobjects" svg:width="22.859cm" svg:height="2.063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Date Placeholder 2" presentation:style-name="Mpr35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3" presentation:style-name="Mpr35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4" presentation:style-name="Mpr35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ank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Date Placeholder 1" presentation:style-name="Mpr38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2" presentation:style-name="Mpr38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38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41" draw:text-style-name="MP22" draw:layer="backgroundobjects" svg:width="5.943cm" svg:height="2.628cm" svg:x="1.27cm" svg:y="1.65cm" presentation:class="title" presentation:user-transformed="true">
        <draw:text-box>
          <text:p text:style-name="MP6"><text:span text:style-name="MT22">Click to edit Master title style</text:span></text:p>
        </draw:text-box>
      </draw:frame>
      <draw:frame draw:name="Content Placeholder 2" presentation:style-name="Mpr42" draw:text-style-name="MP19" draw:layer="backgroundobjects" svg:width="15.874cm" svg:height="11.62cm" svg:x="8.255cm" svg:y="1.65cm" presentation:class="outline" presentation:user-transformed="true">
        <draw:text-box>
          <text:list text:style-name="ML3">
            <text:list-item>
              <text:p text:style-name="MP18"><text:span text:style-name="MT23">Click to edit Master text styles</text:span></text:p>
              <text:list>
                <text:list-item>
                  <text:p text:style-name="MP23"><text:span text:style-name="MT17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24"><text:span text:style-name="MT18">Fourth level</text:span></text:p>
                          <text:list>
                            <text:list-item>
                              <text:p text:style-name="MP24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2" draw:text-style-name="MP31" draw:layer="backgroundobjects" svg:width="5.943cm" svg:height="8.84cm" svg:x="1.27cm" svg:y="4.439cm" presentation:class="outline" presentation:user-transformed="true">
        <draw:text-box>
          <text:p text:style-name="MP30"><text:span text:style-name="MT24">Click to edit Master text styles</text:span></text:p>
        </draw:text-box>
      </draw:frame>
      <draw:frame draw:name="Date Placeholder 4" presentation:style-name="Mpr43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5" presentation:style-name="Mpr43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6" presentation:style-name="Mpr43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draw:connector draw:name="Straight Connector 8" draw:style-name="Mgr4" draw:text-style-name="MP5" draw:layer="backgroundobjects" draw:type="line" svg:x1="7.712cm" svg:y1="1.65cm" svg:x2="7.708cm" svg:y2="13.27cm" svg:d="M7712 1650l-4 11620" svg:viewBox="0 0 5 11621">
        <text:p/>
      </draw:connector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Clarity">
        <loext:theme-colors loext:name="Rojo">
          <loext:color loext:name="dark1" loext:color="#000000"/>
          <loext:color loext:name="light1" loext:color="#ffffff"/>
          <loext:color loext:name="dark2" loext:color="#323232"/>
          <loext:color loext:name="light2" loext:color="#e5c243"/>
          <loext:color loext:name="accent1" loext:color="#a5300f"/>
          <loext:color loext:name="accent2" loext:color="#d55816"/>
          <loext:color loext:name="accent3" loext:color="#e19825"/>
          <loext:color loext:name="accent4" loext:color="#b19c7d"/>
          <loext:color loext:name="accent5" loext:color="#7f5f52"/>
          <loext:color loext:name="accent6" loext:color="#b27d49"/>
          <loext:color loext:name="hyperlink" loext:color="#6b9f25"/>
          <loext:color loext:name="followed-hyperlink" loext:color="#b26b02"/>
        </loext:theme-colors>
      </loext:theme>
      <draw:frame draw:name="Imagen 7" draw:style-name="Mgr3" draw:text-style-name="MP5" draw:layer="backgroundobjects" svg:width="8.667cm" svg:height="1.255cm" svg:x="8.366cm" svg:y="12.994cm">
        <draw:image xlink:href="Pictures/10000001000002370000005374727415.png" xlink:type="simple" xlink:show="embed" xlink:actuate="onLoad" draw:mime-type="image/png">
          <text:p/>
        </draw:image>
      </draw:frame>
      <draw:frame draw:name="Title 1" presentation:style-name="Mpr46" draw:text-style-name="MP22" draw:layer="backgroundobjects" svg:width="5.951cm" svg:height="2.634cm" svg:x="1.27cm" svg:y="1.651cm" presentation:class="title" presentation:user-transformed="true">
        <draw:text-box>
          <text:p text:style-name="MP6"><text:span text:style-name="MT22">Click to edit Master title style</text:span></text:p>
        </draw:text-box>
      </draw:frame>
      <draw:frame draw:name="Picture Placeholder 2" presentation:style-name="Mpr47" draw:text-style-name="MP33" draw:layer="backgroundobjects" svg:width="16.4cm" svg:height="11.458cm" svg:x="7.941cm" svg:y="1.746cm" presentation:class="outline" presentation:user-transformed="true">
        <draw:text-box>
          <text:list text:style-name="ML3">
            <text:list-item>
              <text:p text:style-name="MP32"><text:span text:style-name="MT25">Click icon to add picture</text:span></text:p>
            </text:list-item>
          </text:list>
        </draw:text-box>
      </draw:frame>
      <draw:frame draw:name="Text Placeholder 3" presentation:style-name="Mpr48" draw:text-style-name="MP31" draw:layer="backgroundobjects" svg:width="5.943cm" svg:height="8.838cm" svg:x="1.27cm" svg:y="4.445cm" presentation:class="outline" presentation:user-transformed="true">
        <draw:text-box>
          <text:p text:style-name="MP30"><text:span text:style-name="MT24">Click to edit Master text styles</text:span></text:p>
        </draw:text-box>
      </draw:frame>
      <draw:frame draw:name="Date Placeholder 4" presentation:style-name="Mpr49" draw:text-style-name="MP15" draw:layer="backgroundobjects" svg:width="8.042cm" svg:height="0.685cm" svg:x="1.27cm" svg:y="0.038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draw:name="Footer Placeholder 5" presentation:style-name="Mpr49" draw:text-style-name="MP15" draw:layer="backgroundobjects" svg:width="11.429cm" svg:height="0.685cm" svg:x="9.525cm" svg:y="0.038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6" presentation:style-name="Mpr49" draw:text-style-name="MP15" draw:layer="backgroundobjects" svg:width="2.962cm" svg:height="0.685cm" svg:x="21.167cm" svg:y="0.038cm" presentation:class="page-number" presentation:user-transformed="true">
        <draw:text-box>
          <text:p text:style-name="MP17"><text:span text:style-name="MT8"><text:page-number>4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Diseño de interfaces usuarias</dc:title>
    <meta:initial-creator>Lioubov Dombrovskaia</meta:initial-creator>
    <meta:editing-cycles>55</meta:editing-cycles>
    <meta:print-date>2023-08-29T00:58:18</meta:print-date>
    <meta:creation-date>2020-07-29T00:49:32</meta:creation-date>
    <dc:date>2024-09-07T20:15:37.925000000</dc:date>
    <meta:editing-duration>P1DT13H10M58S</meta:editing-duration>
    <meta:generator>LibreOffice/24.2.4.2$Windows_X86_64 LibreOffice_project/51a6219feb6075d9a4c46691dcfe0cd9c4fff3c2</meta:generator>
    <meta:document-statistic meta:object-count="200"/>
    <meta:user-defined meta:name="AppVersion">16.0000</meta:user-defined>
    <meta:user-defined meta:name="PresentationFormat">Presentación en pantalla (16:9)</meta:user-defined>
    <meta:user-defined meta:name="Slides" meta:value-type="float">13</meta:user-defined>
  </office:meta>
</office:document-meta>
</file>